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ed2" officeooo:paragraph-rsid="000fbed2"/>
    </style:style>
    <style:style style:name="P2" style:family="paragraph" style:parent-style-name="Standard">
      <style:text-properties officeooo:rsid="001113da" officeooo:paragraph-rsid="001113da"/>
    </style:style>
    <style:style style:name="P3" style:family="paragraph" style:parent-style-name="Standard">
      <style:text-properties officeooo:rsid="00118486" officeooo:paragraph-rsid="00118486"/>
    </style:style>
    <style:style style:name="P4" style:family="paragraph" style:parent-style-name="Standard">
      <style:text-properties officeooo:rsid="0014d8b3" officeooo:paragraph-rsid="0014d8b3"/>
    </style:style>
    <style:style style:name="P5" style:family="paragraph" style:parent-style-name="Standard">
      <style:text-properties officeooo:rsid="001a7db7" officeooo:paragraph-rsid="001a7db7"/>
    </style:style>
    <style:style style:name="T1" style:family="text">
      <style:text-properties officeooo:rsid="001cce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dziej złożone zapytania z AND/OR</text:p>
      <text:p text:style-name="P1"/>
      <text:p text:style-name="P2">PRIMARY KEY – klucz główny</text:p>
      <text:p text:style-name="P2">AUTOINCREMENT – Automatyczne zwiększanie</text:p>
      <text:p text:style-name="P2"/>
      <text:p text:style-name="P2">CREATE TABLE exercise_logs<text:line-break/> <text:s text:c="3"/>(id INTEGER PRIMARY KEY AUTOINCREMENT,<text:line-break/> <text:s text:c="3"/>type TEXT,<text:line-break/> <text:s text:c="3"/>minutes INTEGER, <text:line-break/> <text:s text:c="3"/>calories INTEGER,<text:line-break/> <text:s text:c="3"/>heart_rate INTEGER);<text:line-break/><text:line-break/><text:span text:style-name="T1">#dodawanie zapytania do tabeli exercise_logs wraz z wartościami do tabeli</text:span><text:line-break/>INSERT INTO exercise_logs(type, minutes, calories, heart_rate) VALUES ("biking", 30, 100, 110);<text:line-break/>INSERT INTO exercise_logs(type, minutes, calories, heart_rate) VALUES ("biking", 10, 30, 105);<text:line-break/>INSERT INTO exercise_logs(type, minutes, calories, heart_rate) VALUES ("dancing", 15, 200, 120);</text:p>
      <text:p text:style-name="P2"/>
      <text:p text:style-name="P3">#wyswietl wszystko z exercise_logs gdzie kalories są większe niż 50 uporządkuj kalorie</text:p>
      <text:p text:style-name="P3">SELECT * FROM exercise_logs WHERE calories &gt; 50 ORDER BY calories;</text:p>
      <text:p text:style-name="P3"/>
      <text:p text:style-name="P4">#wyświetl wszystko z exercise_logs gdzie kalories są większe niż 50 i minuta gdzie jest mniej niż 30</text:p>
      <text:p text:style-name="P4">SELECT * FROM exercise_logs WHERE calories &gt; 50 AND minutes &lt; 30;</text:p>
      <text:p text:style-name="P4"/>
      <text:p text:style-name="P5">#wyświetl wszystko z exercise_logs gdzie kalorie są większe lub tętno serca jest większe niż 100</text:p>
      <text:p text:style-name="P5">SELECT * FROM exercise_logs WHERE calories &gt; <text:s/>50 OR heart_rate &gt; 100;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7T15:20:01.053000000</meta:creation-date>
    <dc:date>2023-11-09T21:34:06.561000000</dc:date>
    <meta:editing-duration>PT44M49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0" meta:word-count="150" meta:character-count="1099" meta:non-whitespace-character-count="934"/>
  </office:meta>
</office:document-meta>
</file>